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0ff65a" style:text-blinking="false" fo:background-color="transparent"/>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officeooo:rsid="000ff65a"/>
    </style:style>
    <style:style style:name="T3" style:family="text">
      <style:text-properties fo:font-size="14.25pt" fo:font-weight="bold"/>
    </style:style>
    <style:style style:name="T4" style:family="text">
      <style:text-properties fo:font-size="14.25pt" fo:font-weight="bold" officeooo:rsid="000ff6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4">Annexe 3 - B</text:span><text:span text:style-name="T3">ilan du travail en équipe </text:span><text:span text:style-name="T4">du 14 <text:s/>Octobre 2014</text:span></text:p>
      <text:p text:style-name="P1"/>
      <text:p text:style-name="P1"><text:bookmark text:name="docs-internal-guid-d09ee3ac-53df-6491-c4ff-ae6c5e3d3f35"/>Notre stratégie a été de se répartir en petits groupes(deux ou trois) en fonction des tâches à venir. Cela permet une organisation libre et permet de ne pas se  restreindre à un type de tâche spécifique (hardware/software, par exemple). Nous avons trouvé cette stratégie efficace: programmation, assemblage des composants, soudure et recherche sur Internet sont plus efficaces en petits groupes, qui permettent d’avoir assez de place pour s’exprimer, sans avoir à faire trop de coordination ce qui résulte en un travail à la fois rapide et efficace. </text:p>
      <text:p text:style-name="Text_20_body"/>
      <text:p text:style-name="P1">Cependant, il est important d’avoir des réunions ensemble, nous avons donc des réunions tous ensemble chaque mardi, comme ça nous pouvons rester informés des progrès de notre projet entier, et nous pouvons aussi discuter, attribuer les tâches à venir et demander de l’aide si un petit groupe ne peut pas résoudre un problème dans le planning. En même temps, nous voulons maintenir une atmosphère détendue et pas stressante.</text:p>
      <text:p text:style-name="Text_20_body"/>
      <text:p text:style-name="P1">Nous sommes très heureux d’avoir un groupe extraordinairement divers: chacun de nous a une nationalité différente (Chine, Inde, Mexique, Allemagne, France et Chili). Le plupart d’entre nous sont étudiants en échange ce qui permet de partager les techniques et des plate-formes que nous utilisions dans nos universités (cf Asana, GitHub, dynamiques de travail en équipe). Après ce semestre, nous les remporterons chez nous et les utiliserons dans nos futurs projets. Il y a donc un enrichissement personnel et culturel.</text:p>
      <text:p text:style-name="Text_20_body"><text:line-break/><text:span text:style-name="T1">En outre, l’idée d’un projet Open Source nous enthousiasme, ainsi que le fait de contribuer à la communauté en ligne et d’exposer l’idée aux étudiants à l’Ecole Centrale Pa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2:53.689735056</meta:creation-date>
    <dc:date>2014-12-16T17:15:03.598463399</dc:date>
    <meta:editing-duration>P0D</meta:editing-duration>
    <meta:editing-cycles>1</meta:editing-cycles>
    <meta:document-statistic meta:table-count="0" meta:image-count="0" meta:object-count="0" meta:page-count="1" meta:paragraph-count="5" meta:word-count="275" meta:character-count="1725" meta:non-whitespace-character-count="1451"/>
    <meta:generator>LibreOffice/4.2.7.2$Linux_x86 LibreOffice_project/420m0$Build-2</meta:generator>
  </office:meta>
</office:document-meta>
</file>